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top="0.0598in" fo:margin-bottom="0in" style:contextual-spacing="false"/>
    </style:style>
    <style:style style:name="P4" style:family="paragraph" style:parent-style-name="Text_20_body">
      <style:text-properties officeooo:paragraph-rsid="00176c1b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ragraph styles:</text:p>
      <text:p text:style-name="P4">Normal </text:p>
      <text:p text:style-name="P3">Body Text </text:p>
      <text:p text:style-name="First_20_paragraph">First Paragraph </text:p>
      <text:p text:style-name="P3">Compact </text:p>
      <text:p text:style-name="Title">Title </text:p>
      <text:p text:style-name="Subtitle">Subtitle </text:p>
      <text:p text:style-name="Author">Author </text:p>
      <text:p text:style-name="Date">Date </text:p>
      <text:p text:style-name="Abstract">Abstract </text:p>
      <text:p text:style-name="P3">Bibliography </text:p>
      <text:h text:style-name="Heading_20_1" text:outline-level="1"><text:span text:style-name="T1">Heading 1</text:span> </text:h>
      <text:h text:style-name="Heading_20_2" text:outline-level="2">Heading 2 </text:h>
      <text:h text:style-name="Heading_20_3" text:outline-level="3">Heading 3 </text:h>
      <text:h text:style-name="Heading_20_4" text:outline-level="4">Heading 4 </text:h>
      <text:h text:style-name="Heading_20_5" text:outline-level="5">Heading 5 </text:h>
      <text:h text:style-name="Heading_20_6" text:outline-level="6">Heading 6 </text:h>
      <text:h text:style-name="Heading_20_7" text:outline-level="7">Heading 7 </text:h>
      <text:h text:style-name="Heading_20_8" text:outline-level="8">Heading 8 </text:h>
      <text:h text:style-name="Heading_20_9" text:outline-level="9">Heading 9 </text:h>
      <text:p text:style-name="P3">Block Text </text:p>
      <text:p text:style-name="Footnote">Footnote Text </text:p>
      <text:p text:style-name="Definition_20_Term">Definition Term </text:p>
      <text:p text:style-name="Definition_20_Definition">Definition </text:p>
      <text:p text:style-name="Caption"><text:soft-page-break/>Caption </text:p>
      <text:p text:style-name="P3">Table Caption </text:p>
      <text:p text:style-name="P3">Image Caption </text:p>
      <text:p text:style-name="P3">Figure </text:p>
      <text:p text:style-name="P3">Captioned Figure </text:p>
      <text:p text:style-name="Text_20_body">TOC Heading </text:p>
      <text:p text:style-name="Text_20_body"/>
      <text:p text:style-name="Text_20_body">Character styles:</text:p>
      <text:p text:style-name="P3">Default Paragraph Font </text:p>
      <text:p text:style-name="P3">Body Text Char </text:p>
      <text:p text:style-name="P3">Verbatim Char </text:p>
      <text:p text:style-name="P3">Footnote Reference </text:p>
      <text:p text:style-name="P3">Hyperlink </text:p>
      <text:p text:style-name="Text_20_body">Section Number </text:p>
      <text:p text:style-name="Text_20_body"/>
      <text:p text:style-name="Text_20_body">Table style:</text:p>
      <text:p text:style-name="Text_20_body">Table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184fe81b8c8c30d8b5082578aee2fed2ea847c01</meta:generator>
    <dc:date>2022-08-17T09:56:17.483312167</dc:date>
    <meta:editing-duration>PT17M22S</meta:editing-duration>
    <meta:editing-cycles>5</meta:editing-cycles>
    <meta:document-statistic meta:table-count="0" meta:image-count="0" meta:object-count="0" meta:page-count="2" meta:paragraph-count="40" meta:word-count="68" meta:character-count="453" meta:non-whitespace-character-count="389"/>
  </office:meta>
</office:document-meta>
</file>